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c2091"/>
    </style:style>
    <style:style style:name="P2" style:family="paragraph" style:parent-style-name="Standard">
      <style:paragraph-properties fo:break-before="page"/>
      <style:text-properties officeooo:paragraph-rsid="002c2091"/>
    </style:style>
    <style:style style:name="P3" style:family="paragraph">
      <style:paragraph-properties fo:margin-left="0.5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.5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2.1783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2.1575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0.4909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2.1783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2.1575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402in" svg:stroke-color="#000000" draw:marker-start-width="0.2602in" draw:marker-end-width="0.2602in" draw:fill="none" draw:fill-color="#ffffff" draw:textarea-vertical-align="middle" fo:min-height="0.4909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text:anchor-type="paragraph" draw:z-index="2" draw:name="Shape1" draw:style-name="gr3" draw:text-style-name="P6" svg:width="6.9177in" svg:height="0.5315in" svg:x="0.0555in" svg:y="0.0882in"><draw:text-box><text:p text:style-name="P5"><text:span text:style-name="T1">Game</text:span></text:p></draw:text-box></draw:frame></text:p>
      <text:p text:style-name="Standard"/>
      <text:p text:style-name="Standard"/>
      <text:p text:style-name="Standard"><draw:frame text:anchor-type="paragraph" draw:z-index="0" draw:name="Shape1" draw:style-name="gr1" draw:text-style-name="P4" svg:width="3.5106in" svg:height="2.2189in" svg:x="0.0457in" svg:y="0.0339in"><draw:text-box><text:p text:style-name="P3"><text:span text:style-name="T1">Prompt user</text:span></text:p><text:p text:style-name="P3"><text:span text:style-name="T1">Display board</text:span></text:p><text:p text:style-name="P3"><text:span text:style-name="T1">Accept input</text:span></text:p><text:p text:style-name="P3"><text:span text:style-name="T1">Score game</text:span></text:p><text:p text:style-name="P3"><text:span text:style-name="T1">Determine players</text:span></text:p></draw:text-box></draw:frame><draw:frame text:anchor-type="paragraph" draw:z-index="1" draw:name="Shape1" draw:style-name="gr2" draw:text-style-name="P4" svg:width="3.4169in" svg:height="2.198in" svg:x="3.5563in" svg:y="0.0445in"><draw:text-box><text:p text:style-name="P3"><text:span text:style-name="T1">PlayingBoard (class)</text:span></text:p><text:p text:style-name="P3"><text:span text:style-name="T1">Player (class)</text:span></text:p><text:p text:style-name="P3"><text:span text:style-name="T1"><text:tab/></text:span><text:span text:style-name="T1">1 &amp; 2</text:span></text:p><text:p text:style-name="P3"><text:span text:style-name="T1">GameState</text:span></text:p><text:p text:style-name="P3"><text:span text:style-name="T1"><text:tab/></text:span><text:span text:style-name="T1">new</text:span></text:p><text:p text:style-name="P3"><text:span text:style-name="T1"><text:tab/></text:span><text:span text:style-name="T1">undecided</text:span></text:p><text:p text:style-name="P3"><text:span text:style-name="T1"><text:tab/></text:span><text:span text:style-name="T1">over (stored in state)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" draw:name="Shape1" draw:style-name="gr3" draw:text-style-name="P6" svg:width="6.9177in" svg:height="0.5315in" svg:x="0.0555in" svg:y="0.0882in"><draw:text-box><text:p text:style-name="P5"><text:span text:style-name="T1">PlayingBoard</text:span></text:p></draw:text-box></draw:frame></text:p>
      <text:p text:style-name="Standard"/>
      <text:p text:style-name="Standard"/>
      <text:p text:style-name="Standard"><draw:frame text:anchor-type="paragraph" draw:z-index="3" draw:name="Shape1" draw:style-name="gr1" draw:text-style-name="P4" svg:width="3.5106in" svg:height="2.2189in" svg:x="0.0457in" svg:y="0.0339in"><draw:text-box><text:p text:style-name="P3"><text:span text:style-name="T1">Display</text:span></text:p><text:p text:style-name="P3"><text:span text:style-name="T1"><text:tab/></text:span><text:span text:style-name="T1">user prompts</text:span></text:p><text:p text:style-name="P3"><text:span text:style-name="T1"><text:tab/></text:span><text:span text:style-name="T1">game_grid</text:span></text:p><text:p text:style-name="P3"><text:span text:style-name="T1"><text:tab/></text:span><text:span text:style-name="T1">each_play</text:span></text:p><text:p text:style-name="P3"><text:span text:style-name="T1"><text:tab/></text:span><text:span text:style-name="T1">game_state</text:span></text:p><text:p text:style-name="P3"><text:span text:style-name="T1"><text:tab/></text:span><text:span text:style-name="T1">game_resolution</text:span></text:p><text:p text:style-name="P3"><text:span text:style-name="T1"/></text:p></draw:text-box></draw:frame><draw:frame text:anchor-type="paragraph" draw:z-index="4" draw:name="Shape1" draw:style-name="gr2" draw:text-style-name="P4" svg:width="3.4169in" svg:height="2.198in" svg:x="3.5563in" svg:y="0.0445in"><draw:text-box><text:p text:style-name="P3"><text:span text:style-name="T1">Self (contains)</text:span></text:p><text:p text:style-name="P3"><text:span text:style-name="T1"><text:tab/></text:span><text:span text:style-name="T1">PromptBox</text:span></text:p><text:p text:style-name="P3"><text:span text:style-name="T1"><text:tab/></text:span><text:span text:style-name="T1">GameGrid</text:span></text:p><text:p text:style-name="P3"><text:span text:style-name="T1"><text:tab/></text:span><text:span text:style-name="T1">PlayerMarks</text:span></text:p><text:p text:style-name="P3"><text:span text:style-name="T1"><text:tab/></text:span><text:span text:style-name="T1"><text:tab/></text:span><text:span text:style-name="T1">1 &amp; 2</text:span></text:p><text:p text:style-name="P3"><text:span text:style-name="T1"><text:tab/></text:span><text:span text:style-name="T1">GameStateBox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" draw:name="Shape1" draw:style-name="gr3" draw:text-style-name="P6" svg:width="6.9177in" svg:height="0.5315in" svg:x="0.0555in" svg:y="0.0882in"><draw:text-box><text:p text:style-name="P5"><text:span text:style-name="T1">Player</text:span></text:p></draw:text-box></draw:frame></text:p>
      <text:p text:style-name="Standard"/>
      <text:p text:style-name="Standard"/>
      <text:p text:style-name="Standard"><draw:frame text:anchor-type="paragraph" draw:z-index="6" draw:name="Shape1" draw:style-name="gr1" draw:text-style-name="P4" svg:width="3.5106in" svg:height="2.2189in" svg:x="0.0457in" svg:y="0.0339in"><draw:text-box><text:p text:style-name="P3"><text:span text:style-name="T1">begin_game</text:span></text:p><text:p text:style-name="P3"><text:span text:style-name="T1">deduce_best_play</text:span></text:p><text:p text:style-name="P3"><text:span text:style-name="T1">make_play</text:span></text:p><text:p text:style-name="P3"><text:span text:style-name="T1">quit_game</text:span></text:p></draw:text-box></draw:frame><draw:frame text:anchor-type="paragraph" draw:z-index="7" draw:name="Shape1" draw:style-name="gr2" draw:text-style-name="P4" svg:width="3.4169in" svg:height="2.198in" svg:x="3.5563in" svg:y="0.0445in"><draw:text-box><text:p text:style-name="P3"><text:span text:style-name="T1">Self (contains following)</text:span></text:p><text:p text:style-name="P3"><text:span text:style-name="T1"><text:tab/></text:span><text:span text:style-name="T1">Name (string)</text:span></text:p><text:p text:style-name="P3"><text:span text:style-name="T1"><text:tab/></text:span><text:span text:style-name="T1">Mark (string)</text:span></text:p><text:p text:style-name="P3"><text:span text:style-name="T1"><text:tab/></text:span><text:span text:style-name="T1">Record(W-L-T) (hash)</text:span></text:p><text:p text:style-name="P3"><text:span text:style-name="T1"><text:tab/></text:span><text:span text:style-name="T1">Response (static array?)</text:span></text:p><text:p text:style-name="P3"><text:span text:style-name="T1"><text:tab/></text:span><text:span text:style-name="T1"><text:tab/></text:span><text:span text:style-name="T1">Yes (constant)</text:span></text:p><text:p text:style-name="P3"><text:span text:style-name="T1"><text:tab/></text:span><text:span text:style-name="T1"><text:tab/></text:span><text:span text:style-name="T1">No (constant)</text:span></text:p><text:p text:style-name="P3"><text:span text:style-name="T1"><text:tab/></text:span><text:span text:style-name="T1"><text:tab/></text:span><text:span text:style-name="T1">Move (class of coordinates)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 text:c="75"/></text:p>
      <text:p text:style-name="P1"><draw:frame text:anchor-type="paragraph" draw:z-index="11" draw:name="Shape1" draw:style-name="gr3" draw:text-style-name="P6" svg:width="6.9177in" svg:height="0.5315in" svg:x="0.0555in" svg:y="0.0882in"><draw:text-box><text:p text:style-name="P5"><text:span text:style-name="T1">class</text:span></text:p></draw:text-box></draw:frame></text:p>
      <text:p text:style-name="P1"/>
      <text:p text:style-name="P1"/>
      <text:p text:style-name="P1"><draw:frame text:anchor-type="paragraph" draw:z-index="9" draw:name="Shape1" draw:style-name="gr4" draw:text-style-name="P4" svg:width="3.5106in" svg:height="2.2189in" svg:x="0.0457in" svg:y="0.0339in"><draw:text-box><text:p/></draw:text-box></draw:frame><draw:frame text:anchor-type="paragraph" draw:z-index="10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4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12" draw:name="Shape1" draw:style-name="gr4" draw:text-style-name="P4" svg:width="3.5106in" svg:height="2.2189in" svg:x="0.0457in" svg:y="0.0339in"><draw:text-box><text:p/></draw:text-box></draw:frame><draw:frame text:anchor-type="paragraph" draw:z-index="13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7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15" draw:name="Shape1" draw:style-name="gr4" draw:text-style-name="P4" svg:width="3.5106in" svg:height="2.2189in" svg:x="0.0457in" svg:y="0.0339in"><draw:text-box><text:p/></draw:text-box></draw:frame><draw:frame text:anchor-type="paragraph" draw:z-index="16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text:anchor-type="paragraph" draw:z-index="20" draw:name="Shape1" draw:style-name="gr3" draw:text-style-name="P6" svg:width="6.9177in" svg:height="0.5315in" svg:x="0.0555in" svg:y="0.0882in"><draw:text-box><text:p text:style-name="P5"><text:span text:style-name="T1">class</text:span></text:p></draw:text-box></draw:frame></text:p>
      <text:p text:style-name="P1"/>
      <text:p text:style-name="P1"/>
      <text:p text:style-name="P1"><draw:frame text:anchor-type="paragraph" draw:z-index="18" draw:name="Shape1" draw:style-name="gr4" draw:text-style-name="P4" svg:width="3.5106in" svg:height="2.2189in" svg:x="0.0457in" svg:y="0.0339in"><draw:text-box><text:p/></draw:text-box></draw:frame><draw:frame text:anchor-type="paragraph" draw:z-index="19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3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21" draw:name="Shape1" draw:style-name="gr4" draw:text-style-name="P4" svg:width="3.5106in" svg:height="2.2189in" svg:x="0.0457in" svg:y="0.0339in"><draw:text-box><text:p/></draw:text-box></draw:frame><draw:frame text:anchor-type="paragraph" draw:z-index="22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6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24" draw:name="Shape1" draw:style-name="gr4" draw:text-style-name="P4" svg:width="3.5106in" svg:height="2.2189in" svg:x="0.0457in" svg:y="0.0339in"><draw:text-box><text:p/></draw:text-box></draw:frame><draw:frame text:anchor-type="paragraph" draw:z-index="25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text:anchor-type="paragraph" draw:z-index="29" draw:name="Shape1" draw:style-name="gr3" draw:text-style-name="P6" svg:width="6.9177in" svg:height="0.5315in" svg:x="0.0555in" svg:y="0.0882in"><draw:text-box><text:p text:style-name="P5"><text:span text:style-name="T1">class</text:span></text:p></draw:text-box></draw:frame></text:p>
      <text:p text:style-name="P1"/>
      <text:p text:style-name="P1"/>
      <text:p text:style-name="P1"><draw:frame text:anchor-type="paragraph" draw:z-index="27" draw:name="Shape1" draw:style-name="gr4" draw:text-style-name="P4" svg:width="3.5106in" svg:height="2.2189in" svg:x="0.0457in" svg:y="0.0339in"><draw:text-box><text:p/></draw:text-box></draw:frame><draw:frame text:anchor-type="paragraph" draw:z-index="28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2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30" draw:name="Shape1" draw:style-name="gr4" draw:text-style-name="P4" svg:width="3.5106in" svg:height="2.2189in" svg:x="0.0457in" svg:y="0.0339in"><draw:text-box><text:p/></draw:text-box></draw:frame><draw:frame text:anchor-type="paragraph" draw:z-index="31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5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33" draw:name="Shape1" draw:style-name="gr4" draw:text-style-name="P4" svg:width="3.5106in" svg:height="2.2189in" svg:x="0.0457in" svg:y="0.0339in"><draw:text-box><text:p/></draw:text-box></draw:frame><draw:frame text:anchor-type="paragraph" draw:z-index="34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text:anchor-type="paragraph" draw:z-index="38" draw:name="Shape1" draw:style-name="gr3" draw:text-style-name="P6" svg:width="6.9177in" svg:height="0.5315in" svg:x="0.0555in" svg:y="0.0882in"><draw:text-box><text:p text:style-name="P5"><text:span text:style-name="T1">class</text:span></text:p></draw:text-box></draw:frame></text:p>
      <text:p text:style-name="P1"/>
      <text:p text:style-name="P1"/>
      <text:p text:style-name="P1"><draw:frame text:anchor-type="paragraph" draw:z-index="36" draw:name="Shape1" draw:style-name="gr4" draw:text-style-name="P4" svg:width="3.5106in" svg:height="2.2189in" svg:x="0.0457in" svg:y="0.0339in"><draw:text-box><text:p/></draw:text-box></draw:frame><draw:frame text:anchor-type="paragraph" draw:z-index="37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1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39" draw:name="Shape1" draw:style-name="gr4" draw:text-style-name="P4" svg:width="3.5106in" svg:height="2.2189in" svg:x="0.0457in" svg:y="0.0339in"><draw:text-box><text:p/></draw:text-box></draw:frame><draw:frame text:anchor-type="paragraph" draw:z-index="40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4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42" draw:name="Shape1" draw:style-name="gr4" draw:text-style-name="P4" svg:width="3.5106in" svg:height="2.2189in" svg:x="0.0457in" svg:y="0.0339in"><draw:text-box><text:p/></draw:text-box></draw:frame><draw:frame text:anchor-type="paragraph" draw:z-index="43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text:anchor-type="paragraph" draw:z-index="47" draw:name="Shape1" draw:style-name="gr3" draw:text-style-name="P6" svg:width="6.9177in" svg:height="0.5315in" svg:x="0.0555in" svg:y="0.0882in"><draw:text-box><text:p text:style-name="P5"><text:span text:style-name="T1">class</text:span></text:p></draw:text-box></draw:frame></text:p>
      <text:p text:style-name="P1"/>
      <text:p text:style-name="P1"/>
      <text:p text:style-name="P1"><draw:frame text:anchor-type="paragraph" draw:z-index="45" draw:name="Shape1" draw:style-name="gr4" draw:text-style-name="P4" svg:width="3.5106in" svg:height="2.2189in" svg:x="0.0457in" svg:y="0.0339in"><draw:text-box><text:p/></draw:text-box></draw:frame><draw:frame text:anchor-type="paragraph" draw:z-index="46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0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48" draw:name="Shape1" draw:style-name="gr4" draw:text-style-name="P4" svg:width="3.5106in" svg:height="2.2189in" svg:x="0.0457in" svg:y="0.0339in"><draw:text-box><text:p/></draw:text-box></draw:frame><draw:frame text:anchor-type="paragraph" draw:z-index="49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3" draw:name="Shape1" draw:style-name="gr6" draw:text-style-name="P6" svg:width="6.9177in" svg:height="0.5315in" svg:x="0.0555in" svg:y="0.0882in"><draw:text-box><text:p/></draw:text-box></draw:frame></text:p>
      <text:p text:style-name="P1"/>
      <text:p text:style-name="P1"/>
      <text:p text:style-name="P1"><draw:frame text:anchor-type="paragraph" draw:z-index="51" draw:name="Shape1" draw:style-name="gr4" draw:text-style-name="P4" svg:width="3.5106in" svg:height="2.2189in" svg:x="0.0457in" svg:y="0.0339in"><draw:text-box><text:p/></draw:text-box></draw:frame><draw:frame text:anchor-type="paragraph" draw:z-index="52" draw:name="Shape1" draw:style-name="gr5" draw:text-style-name="P4" svg:width="3.4169in" svg:height="2.198in" svg:x="3.5563in" svg:y="0.0445in"><draw:text-box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4:43:15.949368700</meta:creation-date>
    <dc:date>2019-03-03T11:39:46.681144067</dc:date>
    <meta:editing-duration>PT1H16M40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7" meta:paragraph-count="2" meta:word-count="0" meta:character-count="77" meta:non-whitespace-character-count="0"/>
  </office:meta>
</office:document-meta>
</file>